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75cm" fo:min-width="1.92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74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cm" fo:min-width="0cm"/>
    </style:style>
    <style:style style:name="gr4" style:family="graphic" style:parent-style-name="standard">
      <style:graphic-properties draw:stroke="solid" draw:stroke-dash="Ultrafine_20_Dashed" svg:stroke-width="0.106cm" svg:stroke-color="#00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76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5.723cm"/>
    </style:style>
    <style:style style:name="gr9" style:family="graphic" style:parent-style-name="standard">
      <style:graphic-properties svg:stroke-color="#000000" draw:fill-color="#2a6099" draw:textarea-horizontal-align="justify" draw:textarea-vertical-align="middle" draw:auto-grow-height="false" fo:min-height="0.893cm" fo:min-width="1.786cm"/>
    </style:style>
    <style:style style:name="gr10" style:family="graphic" style:parent-style-name="standard">
      <style:graphic-properties svg:stroke-color="#000000" draw:fill-color="#158466" draw:textarea-horizontal-align="justify" draw:textarea-vertical-align="middle" draw:auto-grow-height="false" fo:min-height="1.363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809cm" fo:min-width="0cm"/>
    </style:style>
    <style:style style:name="gr12" style:family="graphic" style:parent-style-name="standard">
      <style:graphic-properties draw:stroke="solid" draw:stroke-dash="Ultrafine_20_Dashed" svg:stroke-width="0.106cm" svg:stroke-color="#000000" draw:marker-start="Arrow" draw:marker-start-width="0.459cm" draw:marker-end="Circle" draw:marker-end-width="0.4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Ultrafine_20_Dashed" svg:stroke-width="0.106cm" svg:stroke-color="#000000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0.754cm"/>
    </style:style>
    <style:style style:name="gr15" style:family="graphic" style:parent-style-name="standard">
      <style:graphic-properties draw:stroke="none" svg:stroke-color="#000000" draw:fill="none" draw:fill-color="#ffffff" fo:min-height="4.978cm"/>
    </style:style>
    <style:style style:name="gr16" style:family="graphic" style:parent-style-name="standard">
      <style:graphic-properties draw:stroke="solid" draw:stroke-dash="Ultrafine_20_Dashed" svg:stroke-width="0.106cm" svg:stroke-color="#000000" draw:marker-start="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745cm"/>
    </style:style>
    <style:style style:name="gr18" style:family="graphic" style:parent-style-name="standard">
      <style:graphic-properties draw:stroke="none" svg:stroke-color="#000000" draw:fill="none" draw:fill-color="#ffffff" fo:min-height="0.744cm"/>
    </style:style>
    <style:style style:name="gr19" style:family="graphic" style:parent-style-name="standard">
      <style:graphic-properties draw:stroke="none" svg:stroke-color="#000000" draw:fill="none" draw:fill-color="#ffffff" fo:min-height="2.845cm"/>
    </style:style>
    <style:style style:name="gr20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style:paragraph-properties fo:text-align="start"/>
      <style:text-properties fo:font-size="15pt"/>
    </style:style>
    <style:style style:name="P9" style:family="paragraph">
      <loext:graphic-properties draw:fill="none" draw:fill-color="#ffffff"/>
      <style:paragraph-properties fo:text-align="center"/>
      <style:text-properties fo:font-size="15pt" fo:font-weight="bold" style:font-weight-asian="bold" style:font-weight-complex="bold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429cm" svg:x="14.782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1.016cm" svg:x="16.941cm" svg:y="23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254cm" svg:height="1.016cm" svg:x="15.671cm" svg:y="23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634cm" svg:height="0.634cm" svg:x="16.153cm" svg:y="2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271cm" svg:y1="17.88cm" svg:x2="15.097cm" svg:y2="17.88cm">
          <text:p/>
        </draw:line>
        <draw:line draw:style-name="gr4" draw:text-style-name="P1" draw:layer="layout" svg:x1="7.223cm" svg:y1="18.98cm" svg:x2="15.097cm" svg:y2="18.98cm">
          <text:p/>
        </draw:line>
        <draw:line draw:style-name="gr4" draw:text-style-name="P1" draw:layer="layout" svg:x1="8.62cm" svg:y1="16.764cm" svg:x2="15.061cm" svg:y2="16.78cm">
          <text:p/>
        </draw:line>
        <draw:line draw:style-name="gr4" draw:text-style-name="P1" draw:layer="layout" svg:x1="10.271cm" svg:y1="24.08cm" svg:x2="15.097cm" svg:y2="24.08cm">
          <text:p/>
        </draw:line>
        <draw:line draw:style-name="gr4" draw:text-style-name="P1" draw:layer="layout" svg:x1="4.937cm" svg:y1="25.18cm" svg:x2="15.097cm" svg:y2="25.18cm">
          <text:p/>
        </draw:line>
        <draw:line draw:style-name="gr4" draw:text-style-name="P1" draw:layer="layout" svg:x1="8.62cm" svg:y1="22.98cm" svg:x2="15.061cm" svg:y2="22.98cm">
          <text:p/>
        </draw:line>
        <draw:frame draw:style-name="gr5" draw:text-style-name="P3" draw:layer="layout" svg:width="1.397cm" svg:height="1.143cm" svg:x="11.481cm" svg:y="16.002cm">
          <draw:text-box>
            <text:p text:style-name="P1"><text:span text:style-name="T1">N1</text:span></text:p>
          </draw:text-box>
        </draw:frame>
        <draw:frame draw:style-name="gr5" draw:text-style-name="P4" draw:layer="layout" svg:width="1.397cm" svg:height="1.143cm" svg:x="11.735cm" svg:y="22.166cm">
          <draw:text-box>
            <text:p><text:span text:style-name="T1">N2</text:span></text:p>
          </draw:text-box>
        </draw:frame>
        <draw:frame draw:style-name="gr6" draw:text-style-name="P3" draw:layer="layout" svg:width="1.397cm" svg:height="0.962cm" svg:x="11.481cm" svg:y="18.161cm">
          <draw:text-box>
            <text:p text:style-name="P1"><text:span text:style-name="T1">H1</text:span></text:p>
          </draw:text-box>
        </draw:frame>
        <draw:frame draw:style-name="gr6" draw:text-style-name="P3" draw:layer="layout" svg:width="1.397cm" svg:height="0.962cm" svg:x="11.608cm" svg:y="24.325cm">
          <draw:text-box>
            <text:p text:style-name="P1"><text:span text:style-name="T1">H2</text:span></text:p>
          </draw:text-box>
        </draw:frame>
        <draw:frame draw:style-name="gr7" draw:text-style-name="P4" draw:layer="layout" svg:width="2.92cm" svg:height="1.015cm" svg:x="11.1cm" svg:y="17.019cm">
          <draw:text-box>
            <text:p><text:span text:style-name="T1">E. GND</text:span></text:p>
          </draw:text-box>
        </draw:frame>
        <draw:frame draw:style-name="gr7" draw:text-style-name="P4" draw:layer="layout" svg:width="2.92cm" svg:height="1.015cm" svg:x="11.1cm" svg:y="23.22cm">
          <draw:text-box>
            <text:p><text:span text:style-name="T1">E. GND</text:span></text:p>
          </draw:text-box>
        </draw:frame>
        <draw:custom-shape draw:style-name="gr8" draw:text-style-name="P5" draw:layer="layout" svg:width="6.223cm" svg:height="4.572cm" draw:transform="rotate (-1.5707963267949) translate (8.112cm 1.7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86cm" svg:height="1.143cm" draw:transform="rotate (-1.5707963267949) translate (7.313cm 4.0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86cm" svg:height="1.143cm" draw:transform="rotate (-1.5707963267949) translate (5.511cm 4.06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47cm" svg:height="1.613cm" draw:transform="rotate (-1.5707963267949) translate (7.732cm 7.22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47cm" svg:height="1.613cm" draw:transform="rotate (-1.5707963267949) translate (5.534cm 7.22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47cm" svg:height="1.059cm" draw:transform="rotate (-1.5707963267949) translate (6.433cm 2.22cm)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361cm" svg:y1="7.631cm" svg:x2="6.361cm" svg:y2="12.303cm">
          <text:p/>
        </draw:line>
        <draw:line draw:style-name="gr13" draw:text-style-name="P1" draw:layer="layout" svg:x1="7.461cm" svg:y1="7.631cm" svg:x2="7.461cm" svg:y2="19.034cm">
          <text:p/>
        </draw:line>
        <draw:frame draw:style-name="gr14" draw:text-style-name="P3" draw:layer="layout" svg:width="1.907cm" svg:height="1.004cm" draw:transform="rotate (-1.5707963267949) translate (8.34cm 8.242cm)">
          <draw:text-box>
            <text:p text:style-name="P1"><text:span text:style-name="T1">NC1</text:span></text:p>
          </draw:text-box>
        </draw:frame>
        <draw:frame draw:style-name="gr7" draw:text-style-name="P4" draw:layer="layout" svg:width="2.161cm" svg:height="1.015cm" draw:transform="rotate (-1.5707963267949) translate (7.222cm 8.261cm)">
          <draw:text-box>
            <text:p><text:span text:style-name="T1">COM</text:span></text:p>
          </draw:text-box>
        </draw:frame>
        <draw:line draw:style-name="gr12" draw:text-style-name="P1" draw:layer="layout" svg:x1="4.124cm" svg:y1="7.632cm" svg:x2="4.124cm" svg:y2="12.303cm">
          <text:p/>
        </draw:line>
        <draw:line draw:style-name="gr13" draw:text-style-name="P1" draw:layer="layout" svg:x1="5.224cm" svg:y1="7.632cm" svg:x2="5.224cm" svg:y2="25.257cm">
          <text:p/>
        </draw:line>
        <draw:frame draw:style-name="gr14" draw:text-style-name="P3" draw:layer="layout" svg:width="1.907cm" svg:height="1.004cm" draw:transform="rotate (-1.5707963267949) translate (6.103cm 8.243cm)">
          <draw:text-box>
            <text:p text:style-name="P1"><text:span text:style-name="T1">NC2</text:span></text:p>
          </draw:text-box>
        </draw:frame>
        <draw:frame draw:style-name="gr7" draw:text-style-name="P4" draw:layer="layout" svg:width="2.161cm" svg:height="1.015cm" draw:transform="rotate (-1.5707963267949) translate (4.985cm 8.262cm)">
          <draw:text-box>
            <text:p><text:span text:style-name="T1">COM</text:span></text:p>
          </draw:text-box>
        </draw:frame>
        <draw:frame draw:style-name="gr15" draw:text-style-name="P9" draw:layer="layout" svg:width="8.255cm" svg:height="6.719cm" svg:x="10.398cm" svg:y="1.381cm">
          <draw:text-box>
            <text:p text:style-name="P8"><text:span text:style-name="T1">DEFAULT MODE IS FAN ON &amp; LIGHT(S) ON. SO WILL USE NORMALLY CLOSED SIDE OF RELAY &amp; ENERGIZE THE RELAY TO TURN THE FAN &amp; LIGHTS OFF.</text:span></text:p>
            <text:p text:style-name="P8"><text:span text:style-name="T1"/></text:p>
            <text:p text:style-name="P8"><text:span text:style-name="T1">EA. RECEPTACLE IS A DOUBLE-GANG RECEPTACLE. </text:span></text:p>
            <text:p text:style-name="P8"><text:span text:style-name="T1"/></text:p>
          </draw:text-box>
        </draw:frame>
        <draw:line draw:style-name="gr4" draw:text-style-name="P1" draw:layer="layout" svg:x1="10.371cm" svg:y1="10.924cm" svg:x2="15.197cm" svg:y2="10.924cm">
          <text:p/>
        </draw:line>
        <draw:line draw:style-name="gr16" draw:text-style-name="P1" draw:layer="layout" svg:x1="3.921cm" svg:y1="12.024cm" svg:x2="15.197cm" svg:y2="12.024cm">
          <text:p/>
        </draw:line>
        <draw:line draw:style-name="gr4" draw:text-style-name="P1" draw:layer="layout" svg:x1="8.629cm" svg:y1="9.824cm" svg:x2="15.197cm" svg:y2="9.824cm">
          <text:p/>
        </draw:line>
        <draw:frame draw:style-name="gr5" draw:text-style-name="P3" draw:layer="layout" svg:width="3.135cm" svg:height="1.143cm" svg:x="11.581cm" svg:y="9.046cm">
          <draw:text-box>
            <text:p text:style-name="P1"><text:span text:style-name="T1">N (BL)</text:span></text:p>
          </draw:text-box>
        </draw:frame>
        <draw:frame draw:style-name="gr17" draw:text-style-name="P3" draw:layer="layout" svg:width="3.135cm" svg:height="0.995cm" svg:x="11.581cm" svg:y="11.205cm">
          <draw:text-box>
            <text:p text:style-name="P1"><text:span text:style-name="T1">H (W)</text:span></text:p>
          </draw:text-box>
        </draw:frame>
        <draw:frame draw:style-name="gr18" draw:text-style-name="P4" draw:layer="layout" svg:width="3.389cm" svg:height="0.994cm" svg:x="11.2cm" svg:y="10.063cm">
          <draw:text-box>
            <text:p><text:span text:style-name="T1">E (GRN)</text:span></text:p>
          </draw:text-box>
        </draw:frame>
        <draw:frame draw:style-name="gr19" draw:text-style-name="P3" draw:layer="layout" svg:width="5.715cm" svg:height="3.095cm" svg:x="14.551cm" svg:y="9.379cm">
          <draw:text-box>
            <text:p text:style-name="P1"><text:span text:style-name="T1">POWER FEED FROM MAIN TERMINAL STRIP</text:span></text:p>
          </draw:text-box>
        </draw:frame>
        <draw:line draw:style-name="gr20" draw:text-style-name="P10" draw:layer="layout" svg:x1="8.874cm" svg:y1="9.876cm" svg:x2="8.874cm" svg:y2="22.844cm">
          <text:p/>
        </draw:line>
        <draw:line draw:style-name="gr20" draw:text-style-name="P10" draw:layer="layout" svg:x1="10.474cm" svg:y1="10.906cm" svg:x2="10.474cm" svg:y2="24.128cm">
          <text:p/>
        </draw:line>
        <draw:frame draw:style-name="gr6" draw:text-style-name="P3" draw:layer="layout" svg:width="4.277cm" svg:height="0.962cm" svg:x="3.794cm" svg:y="2.832cm">
          <draw:text-box>
            <text:p text:style-name="P1"><text:span text:style-name="T1">2 CH RELAY</text:span></text:p>
          </draw:text-box>
        </draw:frame>
        <draw:frame draw:style-name="gr5" draw:text-style-name="P3" draw:layer="layout" svg:width="3.135cm" svg:height="1.143cm" svg:x="14.97cm" svg:y="15.351cm">
          <draw:text-box>
            <text:p text:style-name="P1"><text:span text:style-name="T1">FAN</text:span></text:p>
          </draw:text-box>
        </draw:frame>
        <draw:frame draw:style-name="gr21" draw:text-style-name="P3" draw:layer="layout" svg:width="4.532cm" svg:height="1.016cm" svg:x="14.375cm" svg:y="21.32cm">
          <draw:text-box>
            <text:p text:style-name="P1"><text:span text:style-name="T1">LIGHTS 1 &amp; 2</text:span></text:p>
          </draw:text-box>
        </draw:frame>
        <draw:frame draw:style-name="gr5" draw:text-style-name="P3" draw:layer="layout" svg:width="3.135cm" svg:height="1.143cm" svg:x="3.413cm" svg:y="6.334cm">
          <draw:text-box>
            <text:p text:style-name="P1"><text:span text:style-name="T1">LIGHT</text:span></text:p>
          </draw:text-box>
        </draw:frame>
        <draw:frame draw:style-name="gr5" draw:text-style-name="P3" draw:layer="layout" svg:width="3.135cm" svg:height="1.143cm" svg:x="5.358cm" svg:y="6.334cm">
          <draw:text-box>
            <text:p text:style-name="P1"><text:span text:style-name="T1">FAN</text:span></text:p>
          </draw:text-box>
        </draw:frame>
        <draw:custom-shape draw:style-name="gr1" draw:text-style-name="P1" draw:layer="layout" svg:width="3.429cm" svg:height="3.429cm" svg:x="14.782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1.016cm" svg:x="16.941cm" svg:y="17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254cm" svg:height="1.016cm" svg:x="15.671cm" svg:y="17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634cm" svg:height="0.634cm" svg:x="16.153cm" svg:y="18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5:02:35.787000000</meta:creation-date>
    <dc:date>2019-03-26T11:24:55.270000000</dc:date>
    <meta:editing-duration>PT27M38S</meta:editing-duration>
    <meta:editing-cycles>6</meta:editing-cycles>
    <meta:generator>LibreOffice/6.2.0.3$Windows_X86_64 LibreOffice_project/98c6a8a1c6c7b144ce3cc729e34964b47ce25d62</meta:generator>
    <meta:document-statistic meta:object-count="49"/>
  </office:meta>
</office:document-meta>
</file>